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miseta 1</text:p>
          </table:table-cell>
          <table:table-cell office:value-type="string" calcext:value-type="string">
            <text:p>Camiseta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sconto%</text:p>
          </table:table-cell>
          <table:table-cell office:value-type="string" calcext:value-type="string">
            <text:p>preço a pagar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formula="of:=[.C3]*[.D3]" office:value-type="float" office:value="80" calcext:value-type="float">
            <text:p>8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A6]+[.B6]+[.C6]+[.D6])/4" office:value-type="float" office:value="6.25" calcext:value-type="float">
            <text:p>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.Pedro Doni</meta:initial-creator>
    <meta:creation-date>2021-04-25T19:31:07.011000000</meta:creation-date>
    <dc:date>2021-04-25T20:06:08.009000000</dc:date>
    <dc:creator>J.Pedro Doni</dc:creator>
    <meta:editing-duration>PT14M40S</meta:editing-duration>
    <meta:editing-cycles>1</meta:editing-cycles>
    <meta:document-statistic meta:table-count="1" meta:cell-count="17" meta:object-count="0"/>
    <meta:generator>LibreOffice/7.1.0.3$Windows_X86_64 LibreOffice_project/f6099ecf3d29644b5008cc8f48f42f4a40986e4c</meta:generator>
  </office:meta>
</office:document-meta>
</file>